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UIZ FLORES, JOHN LARR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03483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UIZ FLORES, JOHN LARR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0348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4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3/09/2021</text:p>
          </table:table-cell>
          <table:table-cell table:style-name="Tabla2.A2" office:value-type="string">
            <text:p text:style-name="P9">3269905</text:p>
          </table:table-cell>
          <table:table-cell table:style-name="Tabla2.A2" office:value-type="string">
            <text:p text:style-name="P9">19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ARCO QUISPE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3:01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